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>
            <text:p>Fc +</text:p>
          </table:table-cell>
          <table:table-cell table:style-name="ce1" office:value-type="string">
            <text:p>Fc -</text:p>
          </table:table-cell>
          <table:table-cell table:style-name="ce1" office:value-type="string">
            <text:p>Fv</text:p>
          </table:table-cell>
          <table:table-cell table:style-name="ce1" office:value-type="string">
            <text:p>m</text:p>
          </table:table-cell>
        </table:table-row>
        <table:table-row table:style-name="ro1">
          <table:table-cell office:value-type="string">
            <text:p>r_arm_usy</text:p>
          </table:table-cell>
          <table:table-cell table:number-columns-repeated="2" office:value-type="float" office:value="11">
            <text:p>11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r_arm_shx</text:p>
          </table:table-cell>
          <table:table-cell table:number-columns-repeated="2" office:value-type="float" office:value="12">
            <text:p>12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r_arm_ely</text:p>
          </table:table-cell>
          <table:table-cell table:number-columns-repeated="2"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r_arm_elx</text:p>
          </table:table-cell>
          <table:table-cell table:number-columns-repeated="2" office:value-type="float" office:value="9">
            <text:p>9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r_arm_uwy</text:p>
          </table:table-cell>
          <table:table-cell table:number-columns-repeated="2" office:value-type="float" office:value="8">
            <text:p>8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r_arm_mwx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l_arm_usy</text:p>
          </table:table-cell>
          <table:table-cell table:number-columns-repeated="2" office:value-type="float" office:value="11">
            <text:p>11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l_arm_shx</text:p>
          </table:table-cell>
          <table:table-cell table:number-columns-repeated="2" office:value-type="float" office:value="13">
            <text:p>13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l_arm_ely</text:p>
          </table:table-cell>
          <table:table-cell table:number-columns-repeated="2" office:value-type="float" office:value="9">
            <text:p>9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l_arm_elx</text:p>
          </table:table-cell>
          <table:table-cell table:number-columns-repeated="2" office:value-type="float" office:value="9.5">
            <text:p>9.5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l_arm_uwy</text:p>
          </table:table-cell>
          <table:table-cell table:number-columns-repeated="2" office:value-type="float" office:value="8">
            <text:p>8.0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string">
            <text:p>l_arm_mwx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0.5">
            <text:p>0.5</text:p>
          </table:table-cell>
          <table:table-cell office:value-type="float" office:value="0.175">
            <text:p>0.17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c </meta:initial-creator>
    <meta:creation-date>2013-09-20T16:49:12</meta:creation-date>
    <dc:date>2013-09-20T17:17:47</dc:date>
    <dc:creator>drc </dc:creator>
    <meta:editing-duration>PT25M57S</meta:editing-duration>
    <meta:editing-cycles>3</meta:editing-cycles>
    <meta:generator>LibreOffice/3.5$Linux_X86_64 LibreOffice_project/350m1$Build-2</meta:generator>
    <meta:document-statistic meta:table-count="3" meta:cell-count="64" meta:object-count="0"/>
  </office:meta>
</office:document-meta>
</file>